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Indices for Standardized Vocabulary tables</text:p>
      <text:p text:style-name="Standard"/>
      <text:p text:style-name="Standard">CREATE UNIQUE INDEX idx_concept_concept_id <text:s/>ON vocab_5_0_31.concept <text:s/>(concept_id ASC);</text:p>
      <text:p text:style-name="Standard">CLUSTER vocab_5_0_31.concept <text:s/>USING idx_concept_concept_id ;</text:p>
      <text:p text:style-name="Standard">CREATE INDEX idx_concept_code ON vocab_5_0_31.concept (concept_code ASC);</text:p>
      <text:p text:style-name="Standard">CREATE INDEX idx_concept_vocabluary_id ON vocab_5_0_31.concept (vocabulary_id ASC);</text:p>
      <text:p text:style-name="Standard">CREATE INDEX idx_concept_domain_id ON vocab_5_0_31.concept (domain_id ASC);</text:p>
      <text:p text:style-name="Standard">CREATE INDEX idx_concept_class_id ON vocab_5_0_31.concept (concept_class_id ASC);</text:p>
      <text:p text:style-name="Standard"/>
      <text:p text:style-name="Standard">CREATE UNIQUE INDEX idx_vocabulary_vocabulary_id <text:s/>ON vocab_5_0_31.vocabulary <text:s/>(vocabulary_id ASC);</text:p>
      <text:p text:style-name="Standard">CLUSTER vocab_5_0_31.vocabulary <text:s/>USING idx_vocabulary_vocabulary_id ;</text:p>
      <text:p text:style-name="Standard"/>
      <text:p text:style-name="Standard">CREATE UNIQUE INDEX idx_domain_domain_id <text:s/>ON vocab_5_0_31.domain <text:s/>(domain_id ASC);</text:p>
      <text:p text:style-name="Standard">CLUSTER vocab_5_0_31.domain <text:s/>USING idx_domain_domain_id ;</text:p>
      <text:p text:style-name="Standard"/>
      <text:p text:style-name="Standard">CREATE UNIQUE INDEX idx_concept_class_class_id <text:s/>ON vocab_5_0_31.concept_class <text:s/>(concept_class_id ASC);</text:p>
      <text:p text:style-name="Standard">CLUSTER vocab_5_0_31.concept_class <text:s/>USING idx_concept_class_class_id ;</text:p>
      <text:p text:style-name="Standard"/>
      <text:p text:style-name="Standard">CREATE INDEX idx_concept_relationship_id_1 ON vocab_5_0_31.concept_relationship (concept_id_1 ASC);</text:p>
      <text:p text:style-name="Standard">CREATE INDEX idx_concept_relationship_id_2 ON vocab_5_0_31.concept_relationship (concept_id_2 ASC);</text:p>
      <text:p text:style-name="Standard">CREATE INDEX idx_concept_relationship_id_3 ON vocab_5_0_31.concept_relationship (relationship_id ASC);</text:p>
      <text:p text:style-name="Standard"/>
      <text:p text:style-name="Standard">CREATE UNIQUE INDEX idx_relationship_rel_id <text:s/>ON vocab_5_0_31.relationship <text:s/>(relationship_id ASC);</text:p>
      <text:p text:style-name="Standard">CLUSTER vocab_5_0_31.relationship <text:s/>USING idx_relationship_rel_id ;</text:p>
      <text:p text:style-name="Standard"/>
      <text:p text:style-name="Standard">CREATE INDEX idx_concept_synonym_id <text:s/>ON vocab_5_0_31.concept_synonym <text:s/>(concept_id ASC);</text:p>
      <text:p text:style-name="Standard">CLUSTER vocab_5_0_31.concept_synonym <text:s/>USING idx_concept_synonym_id ;</text:p>
      <text:p text:style-name="Standard"/>
      <text:p text:style-name="Standard">CREATE INDEX idx_concept_ancestor_id_1 <text:s/>ON vocab_5_0_31.concept_ancestor <text:s/>(ancestor_concept_id ASC);</text:p>
      <text:p text:style-name="Standard">CLUSTER vocab_5_0_31.concept_ancestor <text:s/>USING idx_concept_ancestor_id_1 ;</text:p>
      <text:p text:style-name="Standard">CREATE INDEX idx_concept_ancestor_id_2 ON vocab_5_0_31.concept_ancestor (descendant_concept_id ASC);</text:p>
      <text:p text:style-name="Standard"/>
      <text:p text:style-name="Standard">CREATE INDEX idx_source_to_concept_map_id_3 <text:s/>ON vocab_5_0_31.source_to_concept_map <text:s/>(target_concept_id ASC);</text:p>
      <text:p text:style-name="Standard">CLUSTER vocab_5_0_31.source_to_concept_map <text:s/>USING idx_source_to_concept_map_id_3 ;</text:p>
      <text:p text:style-name="Standard">CREATE INDEX idx_source_to_concept_map_id_1 ON vocab_5_0_31.source_to_concept_map (source_vocabulary_id ASC);</text:p>
      <text:p text:style-name="Standard">CREATE INDEX idx_source_to_concept_map_id_2 ON vocab_5_0_31.source_to_concept_map (target_vocabulary_id ASC);</text:p>
      <text:p text:style-name="Standard">CREATE INDEX idx_source_to_concept_map_code ON vocab_5_0_31.source_to_concept_map (source_code ASC);</text:p>
      <text:p text:style-name="Standard"><text:soft-page-break/></text:p>
      <text:p text:style-name="Standard">CREATE INDEX idx_drug_strength_id_1 <text:s/>ON vocab_5_0_31.drug_strength <text:s/>(drug_concept_id ASC);</text:p>
      <text:p text:style-name="Standard">CLUSTER vocab_5_0_31.drug_strength <text:s/>USING idx_drug_strength_id_1 ;</text:p>
      <text:p text:style-name="Standard">CREATE INDEX idx_drug_strength_id_2 ON vocab_5_0_31.drug_strength (ingredient_concept_id ASC);</text:p>
      <text:p text:style-name="Standard"/>
      <text:p text:style-name="Standard">CREATE INDEX idx_cohort_definition_id <text:s/>ON vocab_5_0_31.cohort_definition <text:s/>(cohort_definition_id ASC);</text:p>
      <text:p text:style-name="Standard">CLUSTER vocab_5_0_31.cohort_definition <text:s/>USING idx_cohort_definition_id ;</text:p>
      <text:p text:style-name="Standard"/>
      <text:p text:style-name="Standard">CREATE INDEX idx_attribute_definition_id <text:s/>ON vocab_5_0_31.attribute_definition <text:s/>(attribute_definition_id ASC);</text:p>
      <text:p text:style-name="Standard">CLUSTER vocab_5_0_31.attribute_definition <text:s/>USING idx_attribute_definition_id 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thagata Bhattacharjee</meta:initial-creator>
    <meta:creation-date>2023-07-25T11:33:19.69</meta:creation-date>
    <meta:document-statistic meta:table-count="0" meta:image-count="0" meta:object-count="0" meta:page-count="2" meta:paragraph-count="35" meta:word-count="227" meta:character-count="2994"/>
    <dc:date>2023-07-25T11:34:05.04</dc:date>
    <dc:creator>Tathagata Bhattacharjee</dc:creator>
    <meta:editing-duration>PT46S</meta:editing-duration>
    <meta:editing-cycles>1</meta:editing-cycles>
    <meta:generator>OpenOffice/4.1.12$Win32 OpenOffice.org_project/4112m1$Build-9809</meta:generator>
  </office:meta>
</office:document-meta>
</file>